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20c" officeooo:paragraph-rsid="00155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ree data structure, he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qi Guo</meta:initial-creator>
    <meta:creation-date>2018-03-17T13:53:00.113998930</meta:creation-date>
    <meta:generator>LibreOffice/5.0.6.2$Linux_X86_64 LibreOffice_project/00$Build-2</meta:generator>
    <dc:date>2018-03-17T13:54:11.308584484</dc:date>
    <dc:creator>Jiaqi Guo</dc:creator>
    <meta:editing-duration>PT1M11S</meta:editing-duration>
    <meta:editing-cycles>1</meta:editing-cycles>
    <meta:document-statistic meta:table-count="0" meta:image-count="0" meta:object-count="0" meta:page-count="1" meta:paragraph-count="1" meta:word-count="5" meta:character-count="31" meta:non-whitespace-character-count="27"/>
  </office:meta>
</office:document-meta>
</file>